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1" table:style-name="ta1">
        <table:table-column table:style-name="co1" table:number-columns-repeated="16384" table:default-cell-style-name="ce1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6"/>
          <table:table-cell>
            <draw:frame draw:z-index="0" draw:name="Graf 2" draw:style-name="gr1" svg:width="12.7cm" svg:height="7.629cm" svg:x="1.482cm" svg:y="0.419cm">
              <draw:object draw:notify-on-update-of-ranges="List1.D5:List1.D27 List1.E4:List1.E4 List1.E5:List1.E2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Voltage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-[.C5]+100" office:value-type="float" office:value="0" calcext:value-type="float">
            <text:p>0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-[.C6]+100" office:value-type="float" office:value="5" calcext:value-type="float">
            <text:p>5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-[.C7]+100" office:value-type="float" office:value="10" calcext:value-type="float">
            <text:p>10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-[.C8]+100" office:value-type="float" office:value="15" calcext:value-type="float">
            <text:p>15</text:p>
          </table:table-cell>
          <table:table-cell table:style-name="ce2" office:value-type="float" office:value="0.82" calcext:value-type="float">
            <text:p>0,8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-[.C9]+100" office:value-type="float" office:value="20" calcext:value-type="float">
            <text:p>20</text:p>
          </table:table-cell>
          <table:table-cell table:style-name="ce2" office:value-type="float" office:value="1.63" calcext:value-type="float">
            <text:p>1,6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-[.C10]+100" office:value-type="float" office:value="25" calcext:value-type="float">
            <text:p>25</text:p>
          </table:table-cell>
          <table:table-cell table:style-name="ce2" office:value-type="float" office:value="2.95" calcext:value-type="float">
            <text:p>2,95</text:p>
          </table:table-cell>
          <table:table-cell office:value-type="string" calcext:value-type="string">
            <text:p>start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-[.C11]+100" office:value-type="float" office:value="30" calcext:value-type="float">
            <text:p>30</text:p>
          </table:table-cell>
          <table:table-cell table:style-name="ce2" office:value-type="float" office:value="4.02" calcext:value-type="float">
            <text:p>4,02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-[.C12]+100" office:value-type="float" office:value="35" calcext:value-type="float">
            <text:p>35</text:p>
          </table:table-cell>
          <table:table-cell table:style-name="ce2" office:value-type="float" office:value="5.05" calcext:value-type="float">
            <text:p>5,0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table:formula="of:=-[.C13]+100" office:value-type="float" office:value="40" calcext:value-type="float">
            <text:p>40</text:p>
          </table:table-cell>
          <table:table-cell table:style-name="ce2" office:value-type="float" office:value="6.1" calcext:value-type="float">
            <text:p>6,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table:formula="of:=-[.C14]+100" office:value-type="float" office:value="45" calcext:value-type="float">
            <text:p>45</text:p>
          </table:table-cell>
          <table:table-cell table:style-name="ce2" office:value-type="float" office:value="7.18" calcext:value-type="float">
            <text:p>7,1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table:formula="of:=-[.C15]+100" office:value-type="float" office:value="50" calcext:value-type="float">
            <text:p>50</text:p>
          </table:table-cell>
          <table:table-cell table:style-name="ce2" office:value-type="float" office:value="8.1" calcext:value-type="float">
            <text:p>8,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table:formula="of:=-[.C16]+100" office:value-type="float" office:value="55" calcext:value-type="float">
            <text:p>55</text:p>
          </table:table-cell>
          <table:table-cell table:style-name="ce2" office:value-type="float" office:value="9.01" calcext:value-type="float">
            <text:p>9,01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formula="of:=-[.C17]+100" office:value-type="float" office:value="60" calcext:value-type="float">
            <text:p>60</text:p>
          </table:table-cell>
          <table:table-cell table:style-name="ce2" office:value-type="float" office:value="9.86" calcext:value-type="float">
            <text:p>9,8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formula="of:=-[.C18]+100" office:value-type="float" office:value="61" calcext:value-type="float">
            <text:p>61</text:p>
          </table:table-cell>
          <table:table-cell table:style-name="ce2" office:value-type="float" office:value="10" calcext:value-type="float">
            <text:p>10,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formula="of:=-[.C19]+100" office:value-type="float" office:value="62" calcext:value-type="float">
            <text:p>62</text:p>
          </table:table-cell>
          <table:table-cell table:style-name="ce2" office:value-type="float" office:value="10.18" calcext:value-type="float">
            <text:p>10,1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table:formula="of:=-[.C20]+100" office:value-type="float" office:value="63" calcext:value-type="float">
            <text:p>63</text:p>
          </table:table-cell>
          <table:table-cell table:style-name="ce2" office:value-type="float" office:value="10.33" calcext:value-type="float">
            <text:p>10,33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table:formula="of:=-[.C21]+100" office:value-type="float" office:value="64" calcext:value-type="float">
            <text:p>64</text:p>
          </table:table-cell>
          <table:table-cell table:style-name="ce2" office:value-type="float" office:value="11.46" calcext:value-type="float">
            <text:p>11,4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-[.C22]+100" office:value-type="float" office:value="65" calcext:value-type="float">
            <text:p>65</text:p>
          </table:table-cell>
          <table:table-cell table:style-name="ce2" office:value-type="float" office:value="11.46" calcext:value-type="float">
            <text:p>11,4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table:formula="of:=-[.C23]+100" office:value-type="float" office:value="70" calcext:value-type="float">
            <text:p>70</text:p>
          </table:table-cell>
          <table:table-cell table:style-name="ce2" office:value-type="float" office:value="11.65" calcext:value-type="float">
            <text:p>11,65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formula="of:=-[.C24]+100" office:value-type="float" office:value="75" calcext:value-type="float">
            <text:p>75</text:p>
          </table:table-cell>
          <table:table-cell table:style-name="ce2" office:value-type="float" office:value="11.97" calcext:value-type="float">
            <text:p>11,97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-[.C25]+100" office:value-type="float" office:value="80" calcext:value-type="float">
            <text:p>80</text:p>
          </table:table-cell>
          <table:table-cell table:style-name="ce2" office:value-type="float" office:value="11.98" calcext:value-type="float">
            <text:p>11,9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-[.C26]+100" office:value-type="float" office:value="90" calcext:value-type="float">
            <text:p>90</text:p>
          </table:table-cell>
          <table:table-cell table:style-name="ce2" office:value-type="float" office:value="11.98" calcext:value-type="float">
            <text:p>11,98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-[.C27]+100" office:value-type="float" office:value="100" calcext:value-type="float">
            <text:p>100</text:p>
          </table:table-cell>
          <table:table-cell table:style-name="ce2" office:value-type="float" office:value="11.98" calcext:value-type="float">
            <text:p>11,98</text:p>
          </table:table-cell>
          <table:table-cell table:number-columns-repeated="16379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  <meta:initial-creator>Vojtěch Hamáček</meta:initial-creator>
    <meta:creation-date>2025-08-24T12:34:03Z</meta:creation-date>
    <dc:date>2025-09-07T10:19:45.020586873</dc:date>
    <meta:editing-duration>PT2M16S</meta:editing-duration>
    <meta:editing-cycles>1</meta:editing-cycles>
    <meta:document-statistic meta:table-count="1" meta:cell-count="7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156082" svg:stroke-linecap="round" draw:fill="none" draw:fill-color="#156082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01cm" svg:height="7.63cm" xlink:href=".." xlink:type="simple" chart:class="chart:scatter" chart:style-name="ch1">
        <chart:title svg:x="5.467cm" svg:y="0.287cm" chart:style-name="ch2">
          <text:p>Napětí</text:p>
        </chart:title>
        <chart:plot-area chart:style-name="ch3" table:cell-range-address="List1.D5:List1.E27 List1.E4:List1.E4" chart:data-source-has-labels="row" svg:x="0.254cm" svg:y="1.424cm" svg:width="12.193cm" svg:height="6.054cm">
          <chart:coordinate-region svg:x="1.325cm" svg:y="1.651cm" svg:width="10.842cm" svg:height="5.12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ist1.E5:List1.E27" chart:label-cell-address="List1.E4:List1.E4" chart:class="chart:scatter">
            <chart:domain table:cell-range-address="List1.D5:List1.D27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oltage</text:p>
                <draw:g>
                  <svg:desc>List1.E4:Lis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ist1.D5:List1.D27</svg:desc>
                </draw:g>
              </table:table-cell>
              <table:table-cell office:value-type="float" office:value="0.84">
                <text:p>0.84</text:p>
                <draw:g>
                  <svg:desc>List1.E5:List1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7.18">
                <text:p>7.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9.86">
                <text:p>9.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">
                <text:p>62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">
                <text:p>63</text:p>
              </table:table-cell>
              <table:table-cell office:value-type="float" office:value="10.33">
                <text:p>10.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">
                <text:p>65</text:p>
              </table:table-cell>
              <table:table-cell office:value-type="float" office:value="11.46">
                <text:p>11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">
                <text:p>7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">
                <text:p>75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11.98">
                <text:p>11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